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01a1f" officeooo:paragraph-rsid="00001a1f"/>
    </style:style>
    <style:style style:name="P2" style:family="paragraph" style:parent-style-name="Standard">
      <style:text-properties officeooo:rsid="00001a1f" officeooo:paragraph-rsid="00001a1f"/>
    </style:style>
    <style:style style:name="P3" style:family="paragraph" style:parent-style-name="Standard">
      <style:paragraph-properties fo:text-align="center" style:justify-single-word="false"/>
      <style:text-properties officeooo:rsid="00001a1f" officeooo:paragraph-rsid="00001a1f"/>
    </style:style>
    <style:style style:name="P4" style:family="paragraph" style:parent-style-name="Standard">
      <style:paragraph-properties fo:text-align="start" style:justify-single-word="false"/>
      <style:text-properties officeooo:rsid="00001a1f" officeooo:paragraph-rsid="00001a1f"/>
    </style:style>
    <style:style style:name="P5" style:family="paragraph" style:parent-style-name="Standard">
      <style:text-properties fo:font-weight="bold" officeooo:rsid="00001a1f" officeooo:paragraph-rsid="00001a1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1a1f" officeooo:paragraph-rsid="00001a1f" style:font-weight-asian="bold" style:font-weight-complex="bold"/>
    </style:style>
    <style:style style:name="P7" style:family="paragraph" style:parent-style-name="Standard" style:list-style-name="L1">
      <style:text-properties officeooo:paragraph-rsid="00001a1f"/>
    </style:style>
    <style:style style:name="P8" style:family="paragraph" style:parent-style-name="Standard" style:list-style-name="L1">
      <style:text-properties officeooo:rsid="00001a1f" officeooo:paragraph-rsid="00001a1f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arial" fo:font-size="9.75pt" fo:letter-spacing="normal" fo:font-style="normal" fo:font-weight="normal" officeooo:rsid="00001a1f" officeooo:paragraph-rsid="00001a1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style:text-position="sub 58%"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 class, you learned the kinematics relations</text:p>
      <text:p text:style-name="P2"/>
      <text:p text:style-name="P2"><draw:frame draw:style-name="fr1" draw:name="Object1" text:anchor-type="as-char" svg:y="-0.2437in" svg:width="1.3591in" svg:height="0.3929in" draw:z-index="0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y="-0.152in" svg:width="0.8972in" svg:height="0.213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These relations aren't generally true, however; they are true only in a specific case. What must be true for these relations to appl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Consider a basketball bouncing on the floor.</text:p>
      <text:p text:style-name="P2"/>
      <text:p text:style-name="P2">Draw position vs. time, velocity vs. time, and acceleration vs. time graphs for the ball on the next page.</text:p>
      <text:p text:style-name="P2"/>
      <text:p text:style-name="P2">Look at your graphs carefully and make sure they are self-consistent:</text:p>
      <text:p text:style-name="P2"/>
      <text:list xml:id="list1702341217440287632" text:style-name="L1">
        <text:list-item>
          <text:p text:style-name="P8">Regions of constant acceleration should correspond to places where the velocity graph is a straight line (are there any?)</text:p>
        </text:list-item>
        <text:list-item>
          <text:p text:style-name="P8">Regions of constant velocity should correspond to places where the position graph is a straight line (are there any?)</text:p>
        </text:list-item>
        <text:list-item>
          <text:p text:style-name="P8">Places where the position graph is flat should correspond to v=0</text:p>
        </text:list-item>
      </text:list>
      <text:p text:style-name="P2"/>
      <text:list xml:id="list151558323981852" text:continue-numbering="true" text:style-name="L1">
        <text:list-item>
          <text:p text:style-name="P8">Remember, the slope of the position graph is the value of the velocity graph; the slope of the velocity graph is the value of the acceleration graph</text:p>
          <text:p text:style-name="P7"/>
        </text:list-item>
      </text:list>
      <text:p text:style-name="P2">How would these graphs be different for a bouncing bowling ball?</text:p>
      <text:p text:style-name="P2"/>
      <text:p text:style-name="P5">Note:<text:span text:style-name="T2"> This is a bit tricky! As with all problems in recitation, work together with your peers and ask your TA/coach for guidance if you have question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(this page left blank for graph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/text:p>
      <text:p text:style-name="P4">A car is traveling at 30 m/s and applies its brakes to slow down to 10 m/s. If it is able to decelerate at 5 m/s<text:span text:style-name="T3">2</text:span>, how far does it travel during the braking period?</text:p>
      <text:p text:style-name="P4"/>
      <text:p text:style-name="P4">a. Write expressions for the car's position and velocity as a function of time.</text:p>
      <text:p text:style-name="P4"/>
      <text:p text:style-name="P4"/>
      <text:p text:style-name="P4"/>
      <text:p text:style-name="P4"/>
      <text:p text:style-name="P4"/>
      <text:p text:style-name="P4">b. How can you translate the question “How far does it travel during the braking period?” into an algebraic statement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. What intermediate quantity must you find before you find the distance traveled? Find i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. Finally, how far does the car travel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This is the same as the previous problem, but with the numbers removed.</text:p>
      <text:p text:style-name="P6"/>
      <text:p text:style-name="P4">A car is traveling at velocity <text:span text:style-name="T1">v</text:span><text:span text:style-name="T5">0</text:span> and applies its brakes to slow down to velocity <text:span text:style-name="T1">v</text:span><text:span text:style-name="T4">f</text:span>. If it is able to decelerate at an acceleration <text:span text:style-name="T1">a</text:span>, how far does it travel during the braking period?</text:p>
      <text:p text:style-name="P4"/>
      <text:p text:style-name="P4">a. Write expressions for the car's position and velocity as a function of time.</text:p>
      <text:p text:style-name="P4"/>
      <text:p text:style-name="P4"/>
      <text:p text:style-name="P4"/>
      <text:p text:style-name="P4"/>
      <text:p text:style-name="P4"/>
      <text:p text:style-name="P4">b. How can you translate the question “How far does it travel during the braking period?” into an algebraic statement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. What intermediate quantity must you find before you find the distance traveled? Find i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. Finally, how far does the car travel?</text:p>
      <text:p text:style-name="P4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01a1f" officeooo:paragraph-rsid="00001a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ek 1 Recitation 2: Kinematics in One Dimension<text:tab/>Page <text:page-number text:select-page="current">4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3:32:13.004676361</meta:creation-date>
    <dc:date>2016-01-18T23:46:05.788269251</dc:date>
    <meta:editing-duration>PT13M52S</meta:editing-duration>
    <meta:editing-cycles>1</meta:editing-cycles>
    <meta:generator>LibreOffice/5.0.2.2$Linux_X86_64 LibreOffice_project/00m0$Build-2</meta:generator>
    <meta:document-statistic meta:table-count="0" meta:image-count="0" meta:object-count="2" meta:page-count="4" meta:paragraph-count="26" meta:word-count="405" meta:character-count="2248" meta:non-whitespace-character-count="1872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x</mi>
            <mn>0</mn>
          </msub>
          <mo stretchy="false">+</mo>
          <mi mathvariant="italic">vt</mi>
          <mo stretchy="false">+</mo>
          <mfrac>
            <mn>1</mn>
            <mn>2</mn>
          </mfrac>
        </mrow>
      </mrow>
      <mi>a</mi>
      <msup>
        <mi>t</mi>
        <mn>2</mn>
      </msup>
    </mrow>
    <annotation encoding="StarMath 5.0">x(t) = x_0 + vt + {1} over {2} a t^2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v</mi>
            <mn>0</mn>
          </msub>
          <mo stretchy="false">+</mo>
          <mi mathvariant="italic">at</mi>
        </mrow>
      </mrow>
    </mrow>
    <annotation encoding="StarMath 5.0">v(t) = v_0 + at</annotation>
  </semantics>
</math>
</file>